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6.0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e76a" officeooo:paragraph-rsid="0014e76a"/>
    </style:style>
    <style:style style:name="P2" style:family="paragraph" style:parent-style-name="Table_20_Contents">
      <style:text-properties officeooo:rsid="00153eb5" officeooo:paragraph-rsid="00153eb5"/>
    </style:style>
    <style:style style:name="P3" style:family="paragraph" style:parent-style-name="Table_20_Contents">
      <style:paragraph-properties fo:text-align="center" style:justify-single-word="false"/>
      <style:text-properties officeooo:rsid="00153eb5" officeooo:paragraph-rsid="00153e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1">aziz@PC-18:~$ sudo ifup eth0 </text:p>
            <text:p text:style-name="P1">Internet Systems Consortium DHCP Client 4.2.4 </text:p>
            <text:p text:style-name="P1">Copyright 2004-2012 Internet Systems Consortium. </text:p>
            <text:p text:style-name="P1">All rights reserved. </text:p>
            <text:p text:style-name="P1">For info, please visit https://www.isc.org/software/dhcp/ </text:p>
            <text:p text:style-name="P1"/>
            <text:p text:style-name="P1">Listening on LPF/eth0/00:24:1d:31:0d:46 </text:p>
            <text:p text:style-name="P1">Sending on <text:s text:c="2"/>LPF/eth0/00:24:1d:31:0d:46 </text:p>
            <text:p text:style-name="P1">Sending on <text:s text:c="2"/>Socket/fallback </text:p>
            <text:p text:style-name="P1">DHCPDISCOVER on eth0 to 255.255.255.255 port 67 interval 3 (xid=0xd1c60606) </text:p>
            <text:p text:style-name="P1">DHCPDISCOVER on eth0 to 255.255.255.255 port 67 interval 4 (xid=0xd1c60606) </text:p>
            <text:p text:style-name="P1">DHCPDISCOVER on eth0 to 255.255.255.255 port 67 interval 8 (xid=0xd1c60606) </text:p>
            <text:p text:style-name="P1">DHCPREQUEST of 192.168.71.119 on eth0 to 255.255.255.255 port 67 (xid=0x606c6d1) </text:p>
            <text:p text:style-name="P1">DHCPOFFER of 192.168.71.119 from 192.168.70.1 </text:p>
            <text:p text:style-name="P1">DHCPACK of 192.168.71.119 from 192.168.70.1 </text:p>
            <text:p text:style-name="P1">bound to 192.168.71.119 -- renewal in 266 seconds.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1">// This is the primary configuration file for the BIND DNS server named. </text:p>
            <text:p text:style-name="P1">// </text:p>
            <text:p text:style-name="P1">// Please read /usr/share/doc/bind9/README.Debian.gz for information on the <text:s/></text:p>
            <text:p text:style-name="P1">// structure of BIND configuration files in Debian, *BEFORE* you customize </text:p>
            <text:p text:style-name="P1">// this configuration file. </text:p>
            <text:p text:style-name="P1">// </text:p>
            <text:p text:style-name="P1">// If you are just adding zones, please do that in /etc/bind/named.conf.local </text:p>
            <text:p text:style-name="P1"/>
            <text:p text:style-name="P1">include "/etc/bind/named.conf.options"; </text:p>
            <text:p text:style-name="P1">include "/etc/bind/named.conf.local"; </text:p>
            <text:p text:style-name="P1">include "/etc/bind/named.conf.default-zones"; </text:p>
          </table:table-cell>
        </table:table-row>
        <table:table-row>
          <table:table-cell table:style-name="Table1.A2" table:number-rows-spanned="2" office:value-type="string">
            <text:p text:style-name="P3">Printer Issue</text:p>
          </table:table-cell>
          <table:table-cell table:style-name="Table1.B2" office:value-type="string">
            <text:p text:style-name="P2">Windows Printer via SAMBA-&gt; LAB112/LAB112ADMIN/HP%20LaserJet%202300%20Series%20PCL%206</text:p>
            <text:p text:style-name="P2"/>
          </table:table-cell>
        </table:table-row>
        <table:table-row>
          <table:covered-table-cell/>
          <table:table-cell table:style-name="Table1.B2" office:value-type="string">
            <text:p text:style-name="P2"># interfaces(5) file used by ifup(8) and ifdown(8)</text:p>
            <text:p text:style-name="P2">auto lo</text:p>
            <text:p text:style-name="P2">iface lo inet loopback</text:p>
            <text:p text:style-name="P2">#WAN interface</text:p>
            <text:p text:style-name="P2">auto eth0</text:p>
            <text:p text:style-name="P2">iface eth0 inet dhcp</text:p>
            <text:p text:style-name="P2">#LAN interface</text:p>
            <text:p text:style-name="P2">auto eth1</text:p>
            <text:p text:style-name="P2">iface eth1 inet static</text:p>
            <text:p text:style-name="P2"><text:s text:c="8"/>address 10.0.0.38</text:p>
            <text:p text:style-name="P2"><text:s text:c="8"/>netmask 255.255.255.0</text:p>
            <text:p text:style-name="P2"><text:s text:c="8"/>broadcast 10.0.0.255</text:p>
            <text:p text:style-name="P2"><text:s text:c="8"/>network 10.0.0.0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21:39:20.051342788</meta:creation-date>
    <meta:editing-duration>P0D</meta:editing-duration>
    <meta:editing-cycles>2</meta:editing-cycles>
    <meta:generator>LibreOffice/4.2.3.3$Linux_x86 LibreOffice_project/420m0$Build-3</meta:generator>
    <dc:date>2017-01-23T21:42:21.881784015</dc:date>
    <meta:document-statistic meta:table-count="1" meta:image-count="0" meta:object-count="0" meta:page-count="2" meta:paragraph-count="40" meta:word-count="191" meta:character-count="1608" meta:non-whitespace-character-count="1382"/>
  </office:meta>
</office:document-meta>
</file>